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ion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.equals( Object obj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moteCacheManager.getInstance( IRemoteCacheAttributes cattr , ICompositeCacheManager cacheMg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RemoteCacheManager.freeCach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moteCacheManager.getCache( IRemoteCacheAttributes cat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emoteCacheManager.getDefaultCat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.Location( String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moteCacheManager.RemoteCacheManager( String host , int port , String service , ICompositeCacheManager cacheMg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RemoteCacheManager.getSta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moteCacheManager.relea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moteCacheManager.removeRemoteCacheListener( IRemoteCacheAttributes cattr , IRemoteCach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moteCacheManager.fixCaches( IRemoteCacheService remoteService , IRemoteCacheObserver remoteWat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moteCacheManager.getCache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moteCacheManager.addRemoteCacheListener( IRemoteCacheAttributes cattr , IRemoteCach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moteCacheManager.removeRemoteCacheListener( IRemoteCacheAttributes cat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moteCacheManager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